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top="0.0398in" fo:margin-bottom="0.0398in" loext:contextual-spacing="false"/>
      <style:text-properties officeooo:paragraph-rsid="001d4ba5"/>
    </style:style>
    <style:style style:name="P2" style:family="paragraph" style:parent-style-name="Standard">
      <style:paragraph-properties fo:margin-top="0.0398in" fo:margin-bottom="0.0398in" loext:contextual-spacing="false"/>
      <style:text-properties officeooo:rsid="001d4ba5" officeooo:paragraph-rsid="001d4ba5"/>
    </style:style>
    <style:style style:name="T1" style:family="text">
      <style:text-properties fo:font-weight="normal" style:font-weight-asian="normal" style:font-weight-complex="normal"/>
    </style:style>
    <style:style style:name="T2" style:family="text">
      <style:text-properties fo:font-weight="normal" officeooo:rsid="0006f7f0" style:font-weight-asian="normal" style:font-weight-complex="normal"/>
    </style:style>
    <style:style style:name="T3" style:family="text">
      <style:text-properties fo:font-weight="normal" officeooo:rsid="001d4ba5" style:font-weight-asian="normal" style:font-weight-complex="normal"/>
    </style:style>
    <style:style style:name="T4" style:family="text">
      <style:text-properties fo:font-weight="normal" officeooo:rsid="0020786a" style:font-weight-asian="normal" style:font-weight-complex="normal"/>
    </style:style>
    <style:style style:name="T5" style:family="text">
      <style:text-properties fo:font-weight="normal" officeooo:rsid="001eeb14" style:font-weight-asian="normal" style:font-weight-complex="normal"/>
    </style:style>
    <style:style style:name="T6" style:family="text">
      <style:text-properties fo:font-weight="normal" officeooo:rsid="0020226f" style:font-weight-asian="normal" style:font-weight-complex="normal"/>
    </style:style>
    <style:style style:name="T7" style:family="text">
      <style:text-properties fo:font-weight="normal" officeooo:rsid="00478fab" style:font-weight-asian="normal" style:font-weight-complex="normal"/>
    </style:style>
    <style:style style:name="T8" style:family="text">
      <style:text-properties fo:font-weight="normal" officeooo:rsid="0048ce9b" style:font-weight-asian="normal" style:font-weight-complex="normal"/>
    </style:style>
    <style:style style:name="T9" style:family="text">
      <style:text-properties fo:font-weight="normal" officeooo:rsid="00493220" style:font-weight-asian="normal" style:font-weight-complex="normal"/>
    </style:style>
    <style:style style:name="T10" style:family="text">
      <style:text-properties fo:font-weight="normal" officeooo:rsid="004b7d1c" style:font-weight-asian="normal" style:font-weight-complex="normal"/>
    </style:style>
    <style:style style:name="T11" style:family="text">
      <style:text-properties fo:font-weight="normal" officeooo:rsid="004a1ce6" style:font-weight-asian="normal" style:font-weight-complex="normal"/>
    </style:style>
    <style:style style:name="T12" style:family="text">
      <style:text-properties fo:font-weight="normal" officeooo:rsid="000f6fe8" style:font-weight-asian="normal" style:font-weight-complex="normal"/>
    </style:style>
    <style:style style:name="T13" style:family="text">
      <style:text-properties fo:font-weight="normal" officeooo:rsid="00109b60" style:font-weight-asian="normal" style:font-weight-complex="normal"/>
    </style:style>
    <style:style style:name="T14" style:family="text">
      <style:text-properties fo:font-weight="normal" officeooo:rsid="004e1940" style:font-weight-asian="normal" style:font-weight-complex="normal"/>
    </style:style>
    <style:style style:name="T15" style:family="text">
      <style:text-properties fo:font-weight="normal" officeooo:rsid="004ff9f7" style:font-weight-asian="normal" style:font-weight-complex="normal"/>
    </style:style>
    <style:style style:name="T16" style:family="text">
      <style:text-properties officeooo:rsid="0006f7f0"/>
    </style:style>
    <style:style style:name="T17" style:family="text">
      <style:text-properties fo:font-weight="bold" officeooo:rsid="0006f7f0" style:font-weight-asian="bold" style:font-weight-complex="bold"/>
    </style:style>
    <style:style style:name="T18" style:family="text">
      <style:text-properties fo:font-weight="bold" officeooo:rsid="001eeb14"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3">Project title: </text:span></text:span><text:span text:style-name="Strong_20_Emphasis"><text:span text:style-name="T17">Quality Assesment of OpenStreetMap Footpath Data for 3D City Modelling</text:span></text:span></text:p>
      <text:p text:style-name="P1"><text:span text:style-name="Strong_20_Emphasis"><text:span text:style-name="T3">Master’s student: </text:span></text:span><text:span text:style-name="T2">Alexander Hjelm, </text:span><text:a xlink:type="simple" xlink:href="mailto:alhjelm@kth.se" text:style-name="Internet_20_link" text:visited-style-name="Visited_20_Internet_20_Link"><text:span text:style-name="T2">alhjelm@kth.se</text:span></text:a></text:p>
      <text:p text:style-name="P2"><text:span text:style-name="T2">S</text:span><text:span text:style-name="T1">upervisor: </text:span><text:span text:style-name="Strong_20_Emphasis"><text:span text:style-name="T12">Chris</text:span></text:span><text:span text:style-name="Strong_20_Emphasis"><text:span text:style-name="T13">topher</text:span></text:span><text:span text:style-name="Strong_20_Emphasis"><text:span text:style-name="T12"> Peters at </text:span></text:span><text:span text:style-name="Strong_20_Emphasis"><text:span text:style-name="T14">ESA</text:span></text:span><text:span text:style-name="Strong_20_Emphasis"><text:span text:style-name="T15">L</text:span></text:span><text:span text:style-name="Strong_20_Emphasis"><text:span text:style-name="T14">, </text:span></text:span><text:span text:style-name="Strong_20_Emphasis"><text:span text:style-name="T12">KTH</text:span></text:span></text:p>
      <text:p text:style-name="P1"><text:span text:style-name="T2"/></text:p>
      <text:p text:style-name="P1"><text:span text:style-name="T2">This project assesses the feasibility of creating virtual cities from freely available geodata, with a particular focus on generating footpath networks (e.g. pedestrian walkways, sidewalks and trails). </text:span></text:p>
      <text:p text:style-name="P1"><text:span text:style-name="T2">A key issue in creating 3D representations of geodata is that since individual features will be extruded to give them width, situations may arise where the generated 3D meshes are intersecting.</text:span></text:p>
      <text:p text:style-name="P1"><text:span text:style-name="T2">The primary contribution will be an </text:span><text:span text:style-name="T17">investigation into the rate of collision between map features in OpenStreetMap</text:span><text:span text:style-name="T2"> (OSM), focusing on how often footpaths collide with other features (buil <text:s text:c="3"/>ding footpaths and roads). As part of the pre-study, a program will be developed, which will take an OSM dataset of the Stockholm area and assign each road with standard widths according <text:s text:c="4"/>to Swedish regulation. It will then identifiy critical areas in the OSM dataset, where the paths are so wide that they collide with existing map features. It will also identifiy how many <text:s text:c="4"/>of those areas can in theory be corrected by simple translation of the road vertices, without propagation of collision to other features.</text:span></text:p>
      <text:p text:style-name="P1"><text:span text:style-name="T2">The secondary contribution will be an </text:span><text:span text:style-name="T17">assesment of the geometrical precision of OSM data</text:span><text:span text:style-name="T2"> around the Stockholm area. The positional accuracy will be estimated by comparing feature points </text:span><text:span text:style-name="T3">b</text:span><text:span text:style-name="T2">etween the OSM dataset and a reference dataset. The positional accuracy will be needed to assess where road collisions occur and whether they can easily be corrected.</text:span></text:p>
      <text:p text:style-name="P1"><text:span text:style-name="Strong_20_Emphasis"><text:span text:style-name="T4">The thesis work will be carried out at the </text:span></text:span><text:span text:style-name="Strong_20_Emphasis"><text:span text:style-name="T18">Embodied Social Agents Lab</text:span></text:span><text:span text:style-name="Strong_20_Emphasis"><text:span text:style-name="T5"> (ESAL) at </text:span></text:span><text:span text:style-name="Strong_20_Emphasis"><text:span text:style-name="T6">the </text:span></text:span><text:span text:style-name="Strong_20_Emphasis"><text:span text:style-name="T5">Department of Computational Science and Technology (CST). </text:span></text:span><text:span text:style-name="Strong_20_Emphasis"><text:span text:style-name="T7">The lab has </text:span></text:span><text:span text:style-name="Strong_20_Emphasis"><text:span text:style-name="T8">before been working on systems for generating procedural urban environments, and are interested in the possibility of generating more detailed maps than have been done before. The lab is particularly interested in the generation of footpaths, since most commercial software that import </text:span></text:span><text:span text:style-name="Strong_20_Emphasis"><text:span text:style-name="T9">road maps only import arterial and secondary car roads, and do </text:span></text:span><text:span text:style-name="Strong_20_Emphasis"><text:span text:style-name="T10">no</text:span></text:span><text:span text:style-name="Strong_20_Emphasis"><text:span text:style-name="T9">t include pedestrian walkways, cycle paths and such smaller </text:span></text:span><text:span text:style-name="Strong_20_Emphasis"><text:span text:style-name="T11">roads</text:span></text:span><text:span text:style-name="Strong_20_Emphasis"><text:span text:style-name="T9">.</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3T16:45:06.166509873</meta:creation-date>
    <dc:date>2020-05-13T16:49:07.837327340</dc:date>
    <meta:editing-duration>PT4M2S</meta:editing-duration>
    <meta:editing-cycles>1</meta:editing-cycles>
    <meta:document-statistic meta:table-count="0" meta:image-count="0" meta:object-count="0" meta:page-count="1" meta:paragraph-count="8" meta:word-count="339" meta:character-count="2206" meta:non-whitespace-character-count="1863"/>
    <meta:generator>LibreOffice/6.0.7.3$Linux_X86_64 LibreOffice_project/00m0$Build-3</meta:generator>
  </office:meta>
</office:document-meta>
</file>